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6" style:family="table-column">
      <style:table-column-properties fo:break-before="auto" style:column-width="223.4pt"/>
    </style:style>
    <style:style style:name="co5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9.86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114.41pt"/>
    </style:style>
    <style:style style:name="co10" style:family="table-column">
      <style:table-column-properties fo:break-before="auto" style:column-width="76.25pt"/>
    </style:style>
    <style:style style:name="co11" style:family="table-column">
      <style:table-column-properties fo:break-before="auto" style:column-width="75.34pt"/>
    </style:style>
    <style:style style:name="co12" style:family="table-column">
      <style:table-column-properties fo:break-before="auto" style:column-width="147.09pt"/>
    </style:style>
    <style:style style:name="co13" style:family="table-column">
      <style:table-column-properties fo:break-before="auto" style:column-width="154.35pt"/>
    </style:style>
    <style:style style:name="co14" style:family="table-column">
      <style:table-column-properties fo:break-before="auto" style:column-width="245.2pt"/>
    </style:style>
    <style:style style:name="co15" style:family="table-column">
      <style:table-column-properties fo:break-before="auto" style:column-width="40.85pt"/>
    </style:style>
    <style:style style:name="co16" style:family="table-column">
      <style:table-column-properties fo:break-before="auto" style:column-width="301.49pt"/>
    </style:style>
    <style:style style:name="co17" style:family="table-column">
      <style:table-column-properties fo:break-before="auto" style:column-width="94.31pt"/>
    </style:style>
    <style:style style:name="co18" style:family="table-column">
      <style:table-column-properties fo:break-before="auto" style:column-width="85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5822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aa61a"/>
    </style:style>
    <style:style style:name="ce16" style:family="table-cell" style:parent-style-name="Default">
      <style:table-cell-properties fo:background-color="#72bf44"/>
    </style:style>
    <style:style style:name="ce17" style:family="table-cell" style:parent-style-name="Default" style:data-style-name="N1">
      <style:table-cell-properties fo:background-color="#faa61a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">
      <style:table-cell-properties fo:background-color="#ef413d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style:text-underline-style="none" fo:font-weight="normal" style:font-weight-asian="normal" style:font-weight-complex="normal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use-window-font-color="true"/>
    </style:style>
    <style:style style:name="ce42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9" style:family="table-cell" style:parent-style-name="Default" style:data-style-name="N1">
      <style:table-cell-properties fo:background-color="#72bf44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51" style:family="table-cell" style:parent-style-name="Default" style:data-style-name="N1">
      <style:table-cell-properties fo:background-color="#faa61a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1">
      <style:table-cell-properties fo:background-color="#ed1c2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1">
      <style:table-cell-properties fo:background-color="#f58220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fo:background-color="#faa61a"/>
    </style:style>
    <style:style style:name="ce59" style:family="table-cell" style:parent-style-name="Default">
      <style:table-cell-properties fo:background-color="#72bf44"/>
    </style:style>
    <style:style style:name="ce60" style:family="table-cell" style:parent-style-name="Default" style:data-style-name="N1">
      <style:table-cell-properties fo:background-color="#ef413d" style:text-align-source="fix" style:repeat-content="fals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belt_types)" table:allow-empty-cell="true" table:display-list="unsorted" table:base-cell-address="Calculation.C102">
          <table:error-message table:message-type="stop" table:display="true"/>
        </table:content-validation>
        <table:content-validation table:name="val2" table:base-cell-address="Calculation.C16">
          <table:error-message table:message-type="stop" table:display="true"/>
        </table:content-validation>
      </table:content-validations>
      <table:table table:name="Calculation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40"/>
        <table:table-column table:style-name="co18" table:default-cell-style-name="Default"/>
        <table:table-row table:style-name="ro1">
          <table:table-cell table:style-name="ce19" office:value-type="string" calcext:value-type="string" table:number-columns-spanned="2" table:number-rows-spanned="1">
            <text:p><text:span text:style-name="T1">Step 1:</text:span> Determine effective tension</text:p>
          </table:table-cell>
          <table:covered-table-cell/>
          <table:table-cell table:style-name="ce39" table:content-validation-name="val1"/>
          <table:table-cell/>
        </table:table-row>
        <table:table-row table:style-name="ro1">
          <table:table-cell table:number-columns-repeated="2"/>
          <table:table-cell table:style-name="ce39" table:content-validation-name="val1"/>
          <table:table-cell/>
        </table:table-row>
        <table:table-row table:style-name="ro1">
          <table:table-cell/>
          <table:table-cell table:style-name="ce21" office:value-type="string" calcext:value-type="string">
            <text:p>Stepper motor: Leadshine 86CM45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note: Nema 34 because of radial force on motor shaft by bel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pper motor holding torque (Nm)</text:p>
          </table:table-cell>
          <table:table-cell table:style-name="ce4"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per motor torque at 400rpm (Nm)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table:style-name="ce39" table:content-validation-name="val2"/>
          <table:table-cell/>
        </table:table-row>
        <table:table-row table:style-name="ro1">
          <table:table-cell/>
          <table:table-cell office:value-type="string" calcext:value-type="string">
            <text:p>Chosen number of driver pulley teeth Zp1</text:p>
          </table:table-cell>
          <table:table-cell table:style-name="ce42" table:content-validation-name="val2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ver pulley radius r1 (mm)</text:p>
          </table:table-cell>
          <table:table-cell table:style-name="ce27" table:content-validation-name="val2" table:formula="of:=[.C8]*[.C18]/(2*PI())" office:value-type="float" office:value="14.3239448782706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style-name="ce39" table:content-validation-name="val2"/>
          <table:table-cell/>
        </table:table-row>
        <table:table-row table:style-name="ro1">
          <table:table-cell/>
          <table:table-cell office:value-type="string" calcext:value-type="string">
            <text:p>Maximum force on belt when holding position (N)</text:p>
          </table:table-cell>
          <table:table-cell table:style-name="ce11" table:formula="of:=1000/[.C9]*[.C5]" office:value-type="float" office:value="314.159265358979" calcext:value-type="float">
            <text:p>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imum force on belt at 400rpm (N)</text:p>
          </table:table-cell>
          <table:table-cell table:style-name="ce11" table:formula="of:=1000/[.C9]*[.C6]" office:value-type="float" office:value="279.252680319093" calcext:value-type="float">
            <text:p>2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ve tension Te (N)</text:p>
          </table:table-cell>
          <table:table-cell table:style-name="ce45" table:formula="of:=[.C11]" office:value-type="float" office:value="314.159265358979" calcext:value-type="float">
            <text:p>314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/>
        </table:table-row>
        <table:table-row table:style-name="ro1">
          <table:table-cell office:value-type="string" calcext:value-type="string" table:number-columns-spanned="2" table:number-rows-spanned="1">
            <text:p>Step2: Select belt pitch</text:p>
          </table:table-cell>
          <table:covered-table-cell/>
          <table:table-cell table:style-name="ce11"/>
          <table:table-cell/>
        </table:table-row>
        <table:table-row table:style-name="ro1">
          <table:table-cell table:number-columns-repeated="2"/>
          <table:table-cell table:style-name="ce39" table:content-validation-name="val2"/>
          <table:table-cell/>
        </table:table-row>
        <table:table-row table:style-name="ro1">
          <table:table-cell/>
          <table:table-cell office:value-type="string" calcext:value-type="string">
            <text:p>Belt type</text:p>
          </table:table-cell>
          <table:table-cell table:style-name="ce7" table:content-validation-name="val1" office:value-type="string" calcext:value-type="string">
            <text:p>HTD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oth pitch (mm)</text:p>
          </table:table-cell>
          <table:table-cell table:formula="of:=HLOOKUP([.$C$17];specs;2;0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number of pulley teeth</text:p>
          </table:table-cell>
          <table:table-cell table:style-name="ce32" table:formula="of:=HLOOKUP([.$C$17];specs;6;0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Step 3: Calculate pulley diameter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osen number of driver pulley teeth Zp1</text:p>
          </table:table-cell>
          <table:table-cell table:style-name="ce10" table:formula="of:=[.C8]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iver pulley radius r1 (mm)</text:p>
          </table:table-cell>
          <table:table-cell table:style-name="ce45" table:formula="of:=[.C9]" office:value-type="float" office:value="14.3239448782706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sen idler pulley radius r2 (mm)</text:p>
          </table:table-cell>
          <table:table-cell table:style-name="ce49"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liminary number of idler pulley teeth Zp2</text:p>
          </table:table-cell>
          <table:table-cell table:style-name="ce11" table:formula="of:=2*PI()*[.C25]/[.C18]" office:value-type="float" office:value="125.663706143592" calcext:value-type="float">
            <text:p>12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tep 4: Determine belt length and center distance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between pulley edges (mm)</text:p>
          </table:table-cell>
          <table:table-cell table:style-name="ce42"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liminary center distance between pulleys (mm)</text:p>
          </table:table-cell>
          <table:table-cell table:style-name="ce45" table:formula="of:=[.C24]+[.C25]+[.C30]" office:value-type="float" office:value="144.323944878271" calcext:value-type="float">
            <text:p>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liminary number of belt teeth zb</text:p>
          </table:table-cell>
          <table:table-cell table:formula="of:=ROUND(2*[.C31]/[.C18]+([.C26]+[.C23])/2+[.C18]/(4*[.C31])*(([.C26]-[.C23])/PI())^2)"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t length L (mm)</text:p>
          </table:table-cell>
          <table:table-cell table:style-name="ce11" table:formula="of:=[.C32]*[.C18]" office:value-type="float" office:value="700" calcext:value-type="float">
            <text:p>7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mediate value Y</text:p>
          </table:table-cell>
          <table:table-cell table:style-name="ce11" table:formula="of:=[.C33]-PI()*([.C24]+[.C25])" office:value-type="float" office:value="340.840734641021" calcext:value-type="float">
            <text:p>3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lley center distance (mm)</text:p>
          </table:table-cell>
          <table:table-cell table:style-name="ce11" table:formula="of:=([.C34]+([.C34]^2-2*(2*[.C25]-2*[.C24])^2)^(1/2))/4" office:value-type="float" office:value="145.131650504814" calcext:value-type="float">
            <text:p>14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tep 5: Calculate the number of teeth in mesh for small pulley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teeth in mesh for driver pulley</text:p>
          </table:table-cell>
          <table:table-cell table:style-name="ce11" table:formula="of:=ROUND([.C23]*(0.5-([.C25]-[.C24])/(PI()*[.C35]))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oth-in-mesh-factor tm</text:p>
          </table:table-cell>
          <table:table-cell table:style-name="ce12" table:formula="of:=VLOOKUP([.C39];ToothInMesh;2)" office:value-type="float" office:value="0.67" calcext:value-type="float">
            <text:p>0.6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tep 6: Determine pre-tension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lack side tension T2 (N)</text:p>
          </table:table-cell>
          <table:table-cell table:style-name="ce45" table:formula="of:=0.3*[.C13]" office:value-type="float" office:value="94.2477796076938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ght side length L1 (mm)</text:p>
          </table:table-cell>
          <table:table-cell table:formula="of:=[.C33]/2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ck side length L1 (mm)</text:p>
          </table:table-cell>
          <table:table-cell table:formula="of:=[.C33]/2"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-tension Ti (N)</text:p>
          </table:table-cell>
          <table:table-cell table:style-name="ce45" table:formula="of:=[.C44]+[.C13]*([.C45]/[.C33])" office:value-type="float" office:value="251.327412287183" calcext:value-type="float">
            <text:p>25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tep7: Calculate tight side tension and slack side tension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ght side tension T1 (N)</text:p>
          </table:table-cell>
          <table:table-cell table:style-name="ce45" table:formula="of:=[.C47]+0.75*[.C13]" office:value-type="float" office:value="486.946861306418" calcext:value-type="float">
            <text:p>4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ck side tension T2 (N)</text:p>
          </table:table-cell>
          <table:table-cell table:style-name="ce45" table:formula="of:=[.C51]-[.C13]" office:value-type="float" office:value="172.787595947439" calcext:value-type="float">
            <text:p>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ght side tension T1max (N)</text:p>
          </table:table-cell>
          <table:table-cell table:style-name="ce45" table:formula="of:=[.C47]+[.C13]" office:value-type="float" office:value="565.486677646163" calcext:value-type="float">
            <text:p>5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ack side tension T2min (N)</text:p>
          </table:table-cell>
          <table:table-cell table:style-name="ce45" table:formula="of:=[.C47]-[.C13]" office:value-type="float" office:value="-62.8318530717958" calcext:value-type="float">
            <text:p>-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tep 8: Calculate belt width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imum belt strength T1all (N/25mm)</text:p>
          </table:table-cell>
          <table:table-cell table:formula="of:=HLOOKUP([.$C$17];specs;3;0)" office:value-type="float" office:value="1290" calcext:value-type="float">
            <text:p>12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belt width regarding T1max (mm)</text:p>
          </table:table-cell>
          <table:table-cell table:style-name="ce51" table:formula="of:=[.C53]/[.C58]*25" office:value-type="float" office:value="10.9590441404295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owable effective tension Teall (N/25mm)</text:p>
          </table:table-cell>
          <table:table-cell table:formula="of:=HLOOKUP([.$C$17];specs;4;0)" office:value-type="float" office:value="705" calcext:value-type="float">
            <text:p>7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mum belt width regarding tooth-in-mesh factor (mm)</text:p>
          </table:table-cell>
          <table:table-cell table:style-name="ce51" table:formula="of:=[.C13]/([.C60]*[.C40])*25" office:value-type="float" office:value="16.627461911664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sen belt width (mm)</text:p>
          </table:table-cell>
          <table:table-cell table:style-name="ce49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2" table:number-rows-spanned="1">
            <text:p>Step 9: Calculate shaft forces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gle of wrap at driver pulley theta (rad)</text:p>
          </table:table-cell>
          <table:table-cell table:style-name="ce6" table:formula="of:=2*PI()*(0.5-(2*[.C25]-2*[.C24])/(2*PI()*[.C35]))" office:value-type="float" office:value="1.96092593032549" calcext:value-type="float">
            <text:p>1.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ft force at the driver pulley Fs1 (N)</text:p>
          </table:table-cell>
          <table:table-cell table:style-name="ce38" table:formula="of:=([.C51]^2+[.C52]^2-2*[.C51]*[.C52]*COS([.C66]))^(1/2)" office:value-type="float" office:value="575.299785238877" calcext:value-type="float">
            <text:p>575</text:p>
          </table:table-cell>
          <table:table-cell/>
        </table:table-row>
        <table:table-row table:style-name="ro1">
          <table:table-cell table:number-columns-repeated="2"/>
          <table:table-cell table:style-name="ce45"/>
          <table:table-cell/>
        </table:table-row>
        <table:table-row table:style-name="ro1">
          <table:table-cell office:value-type="string" calcext:value-type="string" table:number-columns-spanned="2" table:number-rows-spanned="1">
            <text:p>Step 10: Calculate the stiffness of a linear positioner</text:p>
          </table:table-cell>
          <table:covered-table-cell/>
          <table:table-cell table:style-name="ce45"/>
          <table:table-cell/>
        </table:table-row>
        <table:table-row table:style-name="ro1">
          <table:table-cell table:number-columns-repeated="2"/>
          <table:table-cell table:style-name="ce45"/>
          <table:table-cell/>
        </table:table-row>
        <table:table-row table:style-name="ro1">
          <table:table-cell/>
          <table:table-cell office:value-type="string" calcext:value-type="string">
            <text:p>Specific belt stiffness Csp (N/mm)</text:p>
          </table:table-cell>
          <table:table-cell table:formula="of:=HLOOKUP([.$C$17];specs;5;0)" office:value-type="float" office:value="23400" calcext:value-type="float">
            <text:p>23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ant stiffness coefficient of tight and slack sides k (N/mm)</text:p>
          </table:table-cell>
          <table:table-cell table:style-name="ce45" table:formula="of:=[.C71]*[.C62]*[.C33]/([.C45]*[.C46])" office:value-type="float" office:value="2674.28571428571" calcext:value-type="float">
            <text:p>26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force Fst (N)</text:p>
          </table:table-cell>
          <table:table-cell table:style-name="ce45" table:formula="of:=[.C13]" office:value-type="float" office:value="314.159265358979" calcext:value-type="float">
            <text:p>3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itioning error delta x (mm)</text:p>
          </table:table-cell>
          <table:table-cell table:style-name="ce6" table:formula="of:=[.C73]/[.C72]" office:value-type="float" office:value="0.117474084268849" calcext:value-type="float">
            <text:p>0.12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When only taking into account the unmeshed belt length: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Tooth-in-mesh belt length (mm)</text:p>
          </table:table-cell>
          <table:table-cell table:style-name="ce45" table:formula="of:=[.C24]*[.C66]+(2*PI()-[.C66])*[.C25]" office:value-type="float" office:value="460.314132621763" calcext:value-type="float">
            <text:p>4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meshed belt length L (mm)</text:p>
          </table:table-cell>
          <table:table-cell table:style-name="ce45" table:formula="of:=[.C33]-[.C77]" office:value-type="float" office:value="239.685867378237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meshed tight side length L1 (mm)</text:p>
          </table:table-cell>
          <table:table-cell table:style-name="ce45" table:formula="of:=[.C78]/2" office:value-type="float" office:value="119.842933689118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meshed slack side length L2 (mm)</text:p>
          </table:table-cell>
          <table:table-cell table:style-name="ce45" table:formula="of:=[.C78]/2" office:value-type="float" office:value="119.842933689118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ant stiffness coefficient of tight and slack sides k (N/mm)</text:p>
          </table:table-cell>
          <table:table-cell table:style-name="ce45" table:formula="of:=[.C71]*[.C62]*[.C78]/([.C79]*[.C80])" office:value-type="float" office:value="7810.22269054306" calcext:value-type="float">
            <text:p>78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force Fst (N)</text:p>
          </table:table-cell>
          <table:table-cell table:style-name="ce45" table:formula="of:=[.C2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itioning error delta x (mm)</text:p>
          </table:table-cell>
          <table:table-cell table:style-name="ce6" table:formula="of:=[.C73]/[.C81]" office:value-type="float" office:value="0.040224111117776" calcext:value-type="float">
            <text:p>0.04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/>
        </table:table-row>
        <table:table-row table:style-name="ro1">
          <table:table-cell office:value-type="string" calcext:value-type="string" table:number-columns-spanned="2" table:number-rows-spanned="1">
            <text:p>Available torque and positioning error</text:p>
          </table:table-cell>
          <table:covered-table-cell/>
          <table:table-cell table:style-name="ce6"/>
          <table:table-cell/>
        </table:table-row>
        <table:table-row table:style-name="ro1">
          <table:table-cell table:number-columns-repeated="2"/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Maximum torque at idler pulley (Nm)</text:p>
          </table:table-cell>
          <table:table-cell table:style-name="ce11" table:formula="of:=[.C25]/1000*[.C11]" office:value-type="float" office:value="31.4159265358979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mference of idler pulley (mm)</text:p>
          </table:table-cell>
          <table:table-cell table:style-name="ce11" table:formula="of:=2*PI()*[.C25]" office:value-type="float" office:value="628.318530717959" calcext:value-type="float">
            <text:p>6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gular error at static load (°)</text:p>
          </table:table-cell>
          <table:table-cell table:style-name="ce12" table:formula="of:=[.C74]/[.C88]*360" office:value-type="float" office:value="0.0673076923076923" calcext:value-type="float">
            <text:p>0.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ol tip offset from axis center (mm)</text:p>
          </table:table-cell>
          <table:table-cell table:style-name="ce42" office:value-type="float" office:value="200" calcext:value-type="float">
            <text:p>200</text:p>
          </table:table-cell>
          <table:table-cell table:style-name="ce40" office:value-type="string" calcext:value-type="string">
            <text:p>Target:</text:p>
          </table:table-cell>
        </table:table-row>
        <table:table-row table:style-name="ro1">
          <table:table-cell/>
          <table:table-cell office:value-type="string" calcext:value-type="string">
            <text:p>Maximum force at tool tip, perpendicular to drilling direction (N)</text:p>
          </table:table-cell>
          <table:table-cell table:style-name="ce45" table:formula="of:=1000/[.C90]*[.C87]" office:value-type="float" office:value="157.07963267949" calcext:value-type="float">
            <text:p>157</text:p>
          </table:table-cell>
          <table:table-cell table:style-name="ce40" office:value-type="string" calcext:value-type="string">
            <text:p>&gt;200</text:p>
          </table:table-cell>
        </table:table-row>
        <table:table-row table:style-name="ro1">
          <table:table-cell/>
          <table:table-cell office:value-type="string" calcext:value-type="string">
            <text:p>Positional error at maximum force (mm)</text:p>
          </table:table-cell>
          <table:table-cell table:style-name="ce6" table:formula="of:=2*PI()*[.C90]*([.C89]/360)" office:value-type="float" office:value="0.234948168537698" calcext:value-type="float">
            <text:p>0.23</text:p>
          </table:table-cell>
          <table:table-cell table:style-name="ce40" office:value-type="string" calcext:value-type="string">
            <text:p>&lt;0.1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6"/>
          <table:table-cell table:style-name="ce40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/>
        </table:table-row>
        <table:table-row table:style-name="ro1" table:number-rows-repeated="10484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elt Specs" table:style-name="ta1">
        <table:table-column table:style-name="co6" table:default-cell-style-name="Default"/>
        <table:table-column table:style-name="co5" table:number-columns-repeated="7" table:default-cell-style-name="ce40"/>
        <table:table-column table:style-name="co5" table:number-columns-repeated="3" table:default-cell-style-name="ce56"/>
        <table:table-row table:style-name="ro1">
          <table:table-cell office:value-type="string" calcext:value-type="string">
            <text:p>Belt Type</text:p>
          </table:table-cell>
          <table:table-cell table:style-name="ce55" office:value-type="string" calcext:value-type="string">
            <text:p>AT10</text:p>
          </table:table-cell>
          <table:table-cell table:style-name="ce55" office:value-type="string" calcext:value-type="string">
            <text:p>ATL10</text:p>
          </table:table-cell>
          <table:table-cell table:style-name="ce55" office:value-type="string" calcext:value-type="string">
            <text:p>AT20</text:p>
          </table:table-cell>
          <table:table-cell table:style-name="ce55" office:value-type="string" calcext:value-type="string">
            <text:p>ATL20</text:p>
          </table:table-cell>
          <table:table-cell table:style-name="ce55" office:value-type="string" calcext:value-type="string">
            <text:p>HTD5</text:p>
          </table:table-cell>
          <table:table-cell table:style-name="ce55" office:value-type="string" calcext:value-type="string">
            <text:p>HTD8</text:p>
          </table:table-cell>
          <table:table-cell table:style-name="ce55" office:value-type="string" calcext:value-type="string">
            <text:p>HTD14</text:p>
          </table:table-cell>
          <table:table-cell table:style-name="ce55" office:value-type="string" calcext:value-type="string">
            <text:p>5mm GT2</text:p>
          </table:table-cell>
          <table:table-cell table:style-name="ce55" office:value-type="string" calcext:value-type="string">
            <text:p>8mm GT2</text:p>
          </table:table-cell>
          <table:table-cell table:style-name="ce55" office:value-type="string" calcext:value-type="string">
            <text:p>14mm <text:s/>GT2</text:p>
          </table:table-cell>
        </table:table-row>
        <table:table-row table:style-name="ro1">
          <table:table-cell office:value-type="string" calcext:value-type="string">
            <text:p>Tooth pitch (mm)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x allowable belt tension T1all (N/25mm)</text:p>
          </table:table-cell>
          <table:table-cell table:style-name="ce39" office:value-type="float" office:value="1695" calcext:value-type="float">
            <text:p>1695</text:p>
          </table:table-cell>
          <table:table-cell table:number-columns-repeated="2" table:style-name="ce39" office:value-type="float" office:value="2870" calcext:value-type="float">
            <text:p>2870</text:p>
          </table:table-cell>
          <table:table-cell table:style-name="ce39" office:value-type="float" office:value="3845" calcext:value-type="float">
            <text:p>3845</text:p>
          </table:table-cell>
          <table:table-cell table:style-name="ce39" office:value-type="float" office:value="1290" calcext:value-type="float">
            <text:p>1290</text:p>
          </table:table-cell>
          <table:table-cell table:style-name="ce39" office:value-type="float" office:value="1695" calcext:value-type="float">
            <text:p>1695</text:p>
          </table:table-cell>
          <table:table-cell table:style-name="ce39" office:value-type="float" office:value="2000" calcext:value-type="float">
            <text:p>2000</text:p>
          </table:table-cell>
          <table:table-cell office:value-type="float" office:value="1290" calcext:value-type="float">
            <text:p>1290</text:p>
          </table:table-cell>
          <table:table-cell office:value-type="float" office:value="1695" calcext:value-type="float">
            <text:p>169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llowable effective tension Teall (N/25mm)</text:p>
          </table:table-cell>
          <table:table-cell table:number-columns-repeated="2" table:style-name="ce39" office:value-type="float" office:value="1930" calcext:value-type="float">
            <text:p>1930</text:p>
          </table:table-cell>
          <table:table-cell table:number-columns-repeated="2" table:style-name="ce39" office:value-type="float" office:value="4010" calcext:value-type="float">
            <text:p>4010</text:p>
          </table:table-cell>
          <table:table-cell table:style-name="ce39" office:value-type="float" office:value="705" calcext:value-type="float">
            <text:p>705</text:p>
          </table:table-cell>
          <table:table-cell table:style-name="ce39" office:value-type="float" office:value="1185" calcext:value-type="float">
            <text:p>1185</text:p>
          </table:table-cell>
          <table:table-cell table:style-name="ce39" office:value-type="float" office:value="1960" calcext:value-type="float">
            <text:p>1960</text:p>
          </table:table-cell>
          <table:table-cell office:value-type="float" office:value="705" calcext:value-type="float">
            <text:p>705</text:p>
          </table:table-cell>
          <table:table-cell office:value-type="float" office:value="1185" calcext:value-type="float">
            <text:p>118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Specific belt stiffness csp (N/mm)</text:p>
          </table:table-cell>
          <table:table-cell office:value-type="float" office:value="37410" calcext:value-type="float">
            <text:p>37410</text:p>
          </table:table-cell>
          <table:table-cell table:number-columns-repeated="2" office:value-type="float" office:value="58600" calcext:value-type="float">
            <text:p>58600</text:p>
          </table:table-cell>
          <table:table-cell office:value-type="float" office:value="73250" calcext:value-type="float">
            <text:p>73250</text:p>
          </table:table-cell>
          <table:table-cell office:value-type="float" office:value="23400" calcext:value-type="float">
            <text:p>23400</text:p>
          </table:table-cell>
          <table:table-cell office:value-type="float" office:value="37410" calcext:value-type="float">
            <text:p>37410</text:p>
          </table:table-cell>
          <table:table-cell office:value-type="float" office:value="51560" calcext:value-type="float">
            <text:p>51560</text:p>
          </table:table-cell>
          <table:table-cell table:style-name="ce57" table:formula="of:=[.F5]" office:value-type="float" office:value="23400" calcext:value-type="float">
            <text:p>23400</text:p>
          </table:table-cell>
          <table:table-cell table:style-name="ce57" table:formula="of:=[.G5]" office:value-type="float" office:value="37410" calcext:value-type="float">
            <text:p>37410</text:p>
          </table:table-cell>
          <table:table-cell table:style-name="ce57" table:formula="of:=[.H5]" office:value-type="float" office:value="51560" calcext:value-type="float">
            <text:p>51560</text:p>
          </table:table-cell>
        </table:table-row>
        <table:table-row table:style-name="ro1">
          <table:table-cell office:value-type="string" calcext:value-type="string">
            <text:p>Minimum number of pulley teeth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Factors" table:style-name="ta1">
        <table:table-column table:style-name="co7" table:default-cell-style-name="ce40"/>
        <table:table-column table:style-name="co8" table:default-cell-style-name="ce40"/>
        <table:table-row table:style-name="ro1">
          <table:table-cell table:style-name="Default" office:value-type="string" calcext:value-type="string">
            <text:p>No. of Teeth in Mesh zm</text:p>
          </table:table-cell>
          <table:table-cell table:style-name="Default" office:value-type="string" calcext:value-type="string">
            <text:p>Tooth in Mesh Factor t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ensile moduli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0"/>
        <table:table-row table:style-name="ro1">
          <table:table-cell table:number-columns-repeated="6"/>
        </table:table-row>
        <table:table-row table:style-name="ro2">
          <table:table-cell/>
          <table:table-cell table:style-name="ce40" office:value-type="string" calcext:value-type="string">
            <text:p>Pitch (mm)</text:p>
          </table:table-cell>
          <table:table-cell table:style-name="ce40" office:value-type="string" calcext:value-type="string">
            <text:p>Width (mm)</text:p>
          </table:table-cell>
          <table:table-cell table:style-name="ce40" office:value-type="string" calcext:value-type="string">
            <text:p>Min. Total Ult. Strength (N)</text:p>
          </table:table-cell>
          <table:table-cell table:style-name="ce40" office:value-type="string" calcext:value-type="string">
            <text:p>Rec. Working Tension <text:s/>(N)</text:p>
          </table:table-cell>
          <table:table-cell office:value-type="string" calcext:value-type="string">
            <text:p>Avg. Belt Tensile Modulus (N/mm) for 25,4mm width</text:p>
          </table:table-cell>
        </table:table-row>
        <table:table-row table:style-name="ro1">
          <table:table-cell table:style-name="ce58" office:value-type="string" calcext:value-type="string">
            <text:p>3M Powergrip HT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9786" calcext:value-type="float">
            <text:p>9786</text:p>
          </table:table-cell>
          <table:table-cell table:style-name="ce40" office:value-type="float" office:value="285" calcext:value-type="float">
            <text:p>285</text:p>
          </table:table-cell>
          <table:table-cell table:style-name="ce51" office:value-type="float" office:value="5253.80551181103" calcext:value-type="float">
            <text:p>5254</text:p>
          </table:table-cell>
        </table:table-row>
        <table:table-row table:style-name="ro1">
          <table:table-cell table:style-name="ce58" office:value-type="string" calcext:value-type="string">
            <text:p>3M HTD TruMotio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9786" calcext:value-type="float">
            <text:p>9786</text:p>
          </table:table-cell>
          <table:table-cell table:style-name="ce40" office:value-type="float" office:value="231" calcext:value-type="float">
            <text:p>231</text:p>
          </table:table-cell>
          <table:table-cell table:style-name="ce51" office:value-type="float" office:value="5253.80505" calcext:value-type="float">
            <text:p>5254</text:p>
          </table:table-cell>
        </table:table-row>
        <table:table-row table:style-name="ro1">
          <table:table-cell table:style-name="ce59" office:value-type="string" calcext:value-type="string">
            <text:p>5M Powergrip HTD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19573" calcext:value-type="float">
            <text:p>19573</text:p>
          </table:table-cell>
          <table:table-cell table:style-name="ce40" office:value-type="float" office:value="454" calcext:value-type="float">
            <text:p>454</text:p>
          </table:table-cell>
          <table:table-cell table:style-name="ce49" office:value-type="float" office:value="15060.90781" calcext:value-type="float">
            <text:p>15061</text:p>
          </table:table-cell>
        </table:table-row>
        <table:table-row table:style-name="ro1">
          <table:table-cell table:style-name="ce59" office:value-type="string" calcext:value-type="string">
            <text:p>5M HTD TruMotion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19573" calcext:value-type="float">
            <text:p>19573</text:p>
          </table:table-cell>
          <table:table-cell table:style-name="ce40" office:value-type="float" office:value="369" calcext:value-type="float">
            <text:p>369</text:p>
          </table:table-cell>
          <table:table-cell table:style-name="ce49" office:value-type="float" office:value="15060.90781" calcext:value-type="float">
            <text:p>15061</text:p>
          </table:table-cell>
        </table:table-row>
        <table:table-row table:style-name="ro1">
          <table:table-cell office:value-type="string" calcext:value-type="string">
            <text:p>8M Powergrip HTD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24000" calcext:value-type="float">
            <text:p>24000</text:p>
          </table:table-cell>
          <table:table-cell table:style-name="ce40" office:value-type="float" office:value="792" calcext:value-type="float">
            <text:p>792</text:p>
          </table:table-cell>
          <table:table-cell table:style-name="ce60" office:value-type="float" office:value="12258.87845" calcext:value-type="float">
            <text:p>12259</text:p>
          </table:table-cell>
        </table:table-row>
        <table:table-row table:style-name="ro1">
          <table:table-cell office:value-type="string" calcext:value-type="string">
            <text:p>14M Powergrip HTD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34700" calcext:value-type="float">
            <text:p>34700</text:p>
          </table:table-cell>
          <table:table-cell table:style-name="ce40" office:value-type="float" office:value="1668" calcext:value-type="float">
            <text:p>1668</text:p>
          </table:table-cell>
          <table:table-cell table:style-name="ce45" office:value-type="float" office:value="23291.869055" calcext:value-type="float">
            <text:p>23292</text:p>
          </table:table-cell>
        </table:table-row>
        <table:table-row table:style-name="ro1">
          <table:table-cell office:value-type="string" calcext:value-type="string">
            <text:p>2M Powergrip GT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5338" calcext:value-type="float">
            <text:p>5338</text:p>
          </table:table-cell>
          <table:table-cell table:style-name="ce40" office:value-type="float" office:value="111" calcext:value-type="float">
            <text:p>111</text:p>
          </table:table-cell>
          <table:table-cell table:style-name="ce45" office:value-type="float" office:value="3152.28303" calcext:value-type="float">
            <text:p>3152</text:p>
          </table:table-cell>
        </table:table-row>
        <table:table-row table:style-name="ro1">
          <table:table-cell office:value-type="string" calcext:value-type="string">
            <text:p>2M GT TruMotion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5338" calcext:value-type="float">
            <text:p>5338</text:p>
          </table:table-cell>
          <table:table-cell table:style-name="ce40" office:value-type="float" office:value="89" calcext:value-type="float">
            <text:p>89</text:p>
          </table:table-cell>
          <table:table-cell table:style-name="ce45" office:value-type="float" office:value="3152.28303" calcext:value-type="float">
            <text:p>3152</text:p>
          </table:table-cell>
        </table:table-row>
        <table:table-row table:style-name="ro1">
          <table:table-cell table:style-name="ce58" office:value-type="string" calcext:value-type="string">
            <text:p>3M Powergrip GT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9786" calcext:value-type="float">
            <text:p>9786</text:p>
          </table:table-cell>
          <table:table-cell table:style-name="ce40" office:value-type="float" office:value="507" calcext:value-type="float">
            <text:p>507</text:p>
          </table:table-cell>
          <table:table-cell table:style-name="ce51" office:value-type="float" office:value="5253.80505" calcext:value-type="float">
            <text:p>5254</text:p>
          </table:table-cell>
        </table:table-row>
        <table:table-row table:style-name="ro1">
          <table:table-cell table:style-name="ce58" office:value-type="string" calcext:value-type="string">
            <text:p>3M GT TruMotio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9786" calcext:value-type="float">
            <text:p>9786</text:p>
          </table:table-cell>
          <table:table-cell table:style-name="ce40" office:value-type="float" office:value="409" calcext:value-type="float">
            <text:p>409</text:p>
          </table:table-cell>
          <table:table-cell table:style-name="ce51" office:value-type="float" office:value="5253.80505" calcext:value-type="float">
            <text:p>5254</text:p>
          </table:table-cell>
        </table:table-row>
        <table:table-row table:style-name="ro1">
          <table:table-cell table:style-name="ce59" office:value-type="string" calcext:value-type="string">
            <text:p>5M Powergrip GT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19573" calcext:value-type="float">
            <text:p>19573</text:p>
          </table:table-cell>
          <table:table-cell table:style-name="ce40" office:value-type="float" office:value="712" calcext:value-type="float">
            <text:p>712</text:p>
          </table:table-cell>
          <table:table-cell table:style-name="ce49" office:value-type="float" office:value="15060.90781" calcext:value-type="float">
            <text:p>15061</text:p>
          </table:table-cell>
        </table:table-row>
        <table:table-row table:style-name="ro1">
          <table:table-cell table:style-name="ce59" office:value-type="string" calcext:value-type="string">
            <text:p>5M GT TruMotion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19573" calcext:value-type="float">
            <text:p>19573</text:p>
          </table:table-cell>
          <table:table-cell table:style-name="ce40" office:value-type="float" office:value="578" calcext:value-type="float">
            <text:p>578</text:p>
          </table:table-cell>
          <table:table-cell table:style-name="ce49" office:value-type="float" office:value="15060.90781" calcext:value-type="float">
            <text:p>15061</text:p>
          </table:table-cell>
        </table:table-row>
        <table:table-row table:style-name="ro1">
          <table:table-cell office:value-type="string" calcext:value-type="string">
            <text:p>8M Powergrip GT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22700" calcext:value-type="float">
            <text:p>22700</text:p>
          </table:table-cell>
          <table:table-cell table:style-name="ce40" office:value-type="float" office:value="1690" calcext:value-type="float">
            <text:p>1690</text:p>
          </table:table-cell>
          <table:table-cell table:style-name="ce45" office:value-type="float" office:value="19263.95185" calcext:value-type="float">
            <text:p>19264</text:p>
          </table:table-cell>
        </table:table-row>
        <table:table-row table:style-name="ro1">
          <table:table-cell office:value-type="string" calcext:value-type="string">
            <text:p>14M Powergrip GT2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34700" calcext:value-type="float">
            <text:p>34700</text:p>
          </table:table-cell>
          <table:table-cell table:style-name="ce40" office:value-type="float" office:value="2890" calcext:value-type="float">
            <text:p>2890</text:p>
          </table:table-cell>
          <table:table-cell table:style-name="ce45" office:value-type="float" office:value="21190.347035" calcext:value-type="float">
            <text:p>21190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>
        <table:named-range table:name="belt_types" table:base-cell-address="$'Belt Specs'.$C$12" table:cell-range-address="$'Belt Specs'.$B$1:.$K$1"/>
        <table:named-range table:name="specs" table:base-cell-address="$'Belt Specs'.$C$12" table:cell-range-address="$'Belt Specs'.$B$1:.$K$6"/>
        <table:named-range table:name="ToothInMesh" table:base-cell-address="$Factors.$A$2" table:cell-range-address="$Factors.$A$2: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8:52:55.273903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3:27:53.107864920</meta:creation-date>
    <dc:date>2019-12-10T22:04:21.125228695</dc:date>
    <meta:editing-duration>P1DT5H53M18S</meta:editing-duration>
    <meta:editing-cycles>193</meta:editing-cycles>
    <meta:generator>LibreOffice/6.0.7.3$Linux_X86_64 LibreOffice_project/00m0$Build-3</meta:generator>
    <meta:document-statistic meta:table-count="4" meta:cell-count="308" meta:object-count="0"/>
  </office:meta>
</office:document-meta>
</file>